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b36d" officeooo:paragraph-rsid="0017b36d"/>
    </style:style>
    <style:style style:name="P2" style:family="paragraph" style:parent-style-name="Standard">
      <style:text-properties officeooo:paragraph-rsid="001ae5e8"/>
    </style:style>
    <style:style style:name="P3" style:family="paragraph" style:parent-style-name="Standard">
      <style:text-properties officeooo:rsid="001af245" officeooo:paragraph-rsid="001af245"/>
    </style:style>
    <style:style style:name="P4" style:family="paragraph" style:parent-style-name="Standard">
      <style:text-properties officeooo:rsid="001ca248" officeooo:paragraph-rsid="001ca248"/>
    </style:style>
    <style:style style:name="P5" style:family="paragraph" style:parent-style-name="Standard">
      <style:text-properties officeooo:rsid="00221cde" officeooo:paragraph-rsid="00221cde"/>
    </style:style>
    <style:style style:name="P6" style:family="paragraph" style:parent-style-name="Standard">
      <style:text-properties officeooo:rsid="0023b8ba" officeooo:paragraph-rsid="00256384"/>
    </style:style>
    <style:style style:name="P7" style:family="paragraph" style:parent-style-name="Standard">
      <style:text-properties officeooo:rsid="00256384" officeooo:paragraph-rsid="00256384"/>
    </style:style>
    <style:style style:name="P8" style:family="paragraph" style:parent-style-name="Standard">
      <style:text-properties officeooo:rsid="0027efa8" officeooo:paragraph-rsid="0027efa8"/>
    </style:style>
    <style:style style:name="P9" style:family="paragraph" style:parent-style-name="Standard">
      <style:text-properties officeooo:rsid="0029511f" officeooo:paragraph-rsid="0029511f"/>
    </style:style>
    <style:style style:name="P10" style:family="paragraph" style:parent-style-name="Standard">
      <style:text-properties officeooo:rsid="002afb91" officeooo:paragraph-rsid="002afb91"/>
    </style:style>
    <style:style style:name="P11" style:family="paragraph" style:parent-style-name="Standard">
      <style:text-properties officeooo:paragraph-rsid="002afb91"/>
    </style:style>
    <style:style style:name="P12" style:family="paragraph" style:parent-style-name="Standard">
      <style:text-properties officeooo:rsid="001ae5e8" officeooo:paragraph-rsid="001ae5e8"/>
    </style:style>
    <style:style style:name="P13" style:family="paragraph" style:parent-style-name="Standard">
      <style:text-properties officeooo:paragraph-rsid="002afb91"/>
    </style:style>
    <style:style style:name="P14" style:family="paragraph" style:parent-style-name="Standard">
      <style:text-properties officeooo:rsid="003068b0" officeooo:paragraph-rsid="003068b0"/>
    </style:style>
    <style:style style:name="P15" style:family="paragraph" style:parent-style-name="Standard">
      <style:text-properties officeooo:paragraph-rsid="0017b36d"/>
    </style:style>
    <style:style style:name="P16" style:family="paragraph" style:parent-style-name="Standard">
      <style:text-properties officeooo:rsid="00347c31" officeooo:paragraph-rsid="00347c31"/>
    </style:style>
    <style:style style:name="P17" style:family="paragraph" style:parent-style-name="Standard">
      <style:text-properties officeooo:rsid="003513ed" officeooo:paragraph-rsid="003513ed"/>
    </style:style>
    <style:style style:name="P18" style:family="paragraph" style:parent-style-name="Standard">
      <style:text-properties officeooo:rsid="0037ec23" officeooo:paragraph-rsid="0037ec23"/>
    </style:style>
    <style:style style:name="P19" style:family="paragraph" style:parent-style-name="Standard">
      <style:text-properties officeooo:rsid="003a8c65" officeooo:paragraph-rsid="003a8c65"/>
    </style:style>
    <style:style style:name="P20" style:family="paragraph" style:parent-style-name="Standard">
      <style:text-properties officeooo:paragraph-rsid="003a8c65"/>
    </style:style>
    <style:style style:name="P21" style:family="paragraph" style:parent-style-name="Standard">
      <style:text-properties officeooo:rsid="0047ffb9" officeooo:paragraph-rsid="0047ffb9"/>
    </style:style>
    <style:style style:name="T1" style:family="text">
      <style:text-properties officeooo:rsid="001ca248"/>
    </style:style>
    <style:style style:name="T2" style:family="text">
      <style:text-properties officeooo:rsid="00204667"/>
    </style:style>
    <style:style style:name="T3" style:family="text">
      <style:text-properties officeooo:rsid="00256384"/>
    </style:style>
    <style:style style:name="T4" style:family="text">
      <style:text-properties officeooo:rsid="002706e1"/>
    </style:style>
    <style:style style:name="T5" style:family="text">
      <style:text-properties officeooo:rsid="0029511f"/>
    </style:style>
    <style:style style:name="T6" style:family="text">
      <style:text-properties officeooo:rsid="002afb91"/>
    </style:style>
    <style:style style:name="T7" style:family="text">
      <style:text-properties officeooo:rsid="002b9401"/>
    </style:style>
    <style:style style:name="T8" style:family="text">
      <style:text-properties officeooo:rsid="002d1d53"/>
    </style:style>
    <style:style style:name="T9" style:family="text">
      <style:text-properties officeooo:rsid="0030d0d3"/>
    </style:style>
    <style:style style:name="T10" style:family="text">
      <style:text-properties officeooo:rsid="0017b36d"/>
    </style:style>
    <style:style style:name="T11" style:family="text">
      <style:text-properties officeooo:rsid="00320e3d"/>
    </style:style>
    <style:style style:name="T12" style:family="text">
      <style:text-properties officeooo:rsid="0032d17e"/>
    </style:style>
    <style:style style:name="T13" style:family="text">
      <style:text-properties officeooo:rsid="00370b8f"/>
    </style:style>
    <style:style style:name="T14" style:family="text">
      <style:text-properties officeooo:rsid="0038ab98"/>
    </style:style>
    <style:style style:name="T15" style:family="text">
      <style:text-properties officeooo:rsid="003a8c65"/>
    </style:style>
    <style:style style:name="T16" style:family="text">
      <style:text-properties officeooo:rsid="003b4ca3"/>
    </style:style>
    <style:style style:name="T17" style:family="text">
      <style:text-properties officeooo:rsid="003c61a1"/>
    </style:style>
    <style:style style:name="T18" style:family="text">
      <style:text-properties officeooo:rsid="003ec83a"/>
    </style:style>
    <style:style style:name="T19" style:family="text">
      <style:text-properties officeooo:rsid="0040bcdb"/>
    </style:style>
    <style:style style:name="T20" style:family="text">
      <style:text-properties officeooo:rsid="0041ed95"/>
    </style:style>
    <style:style style:name="T21" style:family="text">
      <style:text-properties officeooo:rsid="00426c94"/>
    </style:style>
    <style:style style:name="T22" style:family="text">
      <style:text-properties officeooo:rsid="0046fcb5"/>
    </style:style>
    <style:style style:name="T23" style:family="text">
      <style:text-properties officeooo:rsid="00498dcd"/>
    </style:style>
    <style:style style:name="T24" style:family="text">
      <style:text-properties officeooo:rsid="004f456a"/>
    </style:style>
    <style:style style:name="T25" style:family="text">
      <style:text-properties officeooo:rsid="0050de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guments <text:line-break/><text:line-break/>list of arguments</text:p>
      <text:p text:style-name="P1"/>
      <text:p text:style-name="P1">can rewrite arguments<text:line-break/><text:line-break/>can form chains of arguments</text:p>
      <text:p text:style-name="P1"/>
      <text:p text:style-name="P1">art<text:span text:style-name="T9">i</text:span>facts can have default arguments</text:p>
      <text:p text:style-name="P1"/>
      <text:p text:style-name="P15"><text:span text:style-name="T10">art</text:span><text:span text:style-name="T9">i</text:span><text:span text:style-name="T10">facts can have required arguments for Lua scripts and </text:span><text:span text:style-name="T9">OpenGL </text:span><text:span text:style-name="T10">shaders</text:span></text:p>
      <text:p text:style-name="P1"/>
      <text:p text:style-name="P1">data can form arguments</text:p>
      <text:p text:style-name="P1"/>
      <text:p text:style-name="P12">argument – list of same type items [int, float, string]</text:p>
      <text:p text:style-name="P3">argument has name</text:p>
      <text:p text:style-name="P3">argument has type, storage for shaders arguments</text:p>
      <text:p text:style-name="P3"/>
      <text:p text:style-name="P3">texture has storage, has type, has name <text:span text:style-name="T1">(may be several arguments, </text:span><text:span text:style-name="T2">and shader can choose required one</text:span><text:span text:style-name="T1">)</text:span></text:p>
      <text:p text:style-name="P3"/>
      <text:p text:style-name="P4">value of texture argument is an image </text:p>
      <text:p text:style-name="P4"/>
      <text:p text:style-name="P5">Effect </text:p>
      <text:p text:style-name="P5">-&gt; (1:N) EffectObjects</text:p>
      <text:p text:style-name="P5"><text:tab/>-&gt; (1:N) ObjectArtefact</text:p>
      <text:p text:style-name="P5"><text:tab/><text:tab/>-&gt; (1:1) Artefact</text:p>
      <text:p text:style-name="P5"><text:tab/><text:tab/><text:tab/>-&gt; (1:N) ArtefactArg</text:p>
      <text:p text:style-name="P5"><text:tab/>-&gt; (1:1) ObjectInfo</text:p>
      <text:p text:style-name="P5"/>
      <text:p text:style-name="P5"/>
      <text:p text:style-name="P6">EffectObjects ordered by (<text:span text:style-name="T3">isInitializeObject , </text:span>step_index)<text:line-break/>Artefacts ordered by (ArtefactType, step_index) <text:line-break/></text:p>
      <text:p text:style-name="P6"/>
      <text:p text:style-name="P8">ArgumentsSet – list of arguments</text:p>
      <text:p text:style-name="P6"/>
      <text:p text:style-name="P8">* First use render to set up <text:span text:style-name="T5">default values from render</text:span></text:p>
      <text:p text:style-name="P8"/>
      <text:p text:style-name="P9">Variables __NNN</text:p>
      <text:p text:style-name="P9">Variable __ObjectsOrder – list of objects names to order objects drawings</text:p>
      <text:p text:style-name="P6"/>
      <text:p text:style-name="P7">* <text:span text:style-name="T5">Than</text:span> use <text:span text:style-name="T4">initialize object </text:span></text:p>
      <text:p text:style-name="P8">* * use it data for initialization</text:p>
      <text:p text:style-name="P8">* * <text:span text:style-name="T5">use it Lua scripts to form one data to another data</text:span></text:p>
      <text:p text:style-name="P9">* * use it shaders to draw</text:p>
      <text:p text:style-name="P9"/>
      <text:p text:style-name="P9">Variable name can be formed with prefixes “Programmer Name” “V<text:span text:style-name="T8">aria</text:span>ble Name” to define variable for specific object</text:p>
      <text:p text:style-name="P9"/>
      <text:p text:style-name="P9">so Argument should have object programmer name field</text:p>
      <text:p text:style-name="P9"/>
      <text:p text:style-name="P10"><text:soft-page-break/>Empty programmer name is for all objects</text:p>
      <text:p text:style-name="P10"/>
      <text:p text:style-name="P11"><text:span text:style-name="T6">two under-scopes </text:span><text:span text:style-name="T7">starting a programmer name </text:span><text:span text:style-name="T6">are for render names</text:span></text:p>
      <text:p text:style-name="P11"/>
      <text:p text:style-name="P14">positing argument by 1) object name 2) artifact's step_index 3) name of argument <text:span text:style-name="T11">(2 under-scopes </text:span><text:span text:style-name="T12">for system names</text:span><text:span text:style-name="T11">)</text:span></text:p>
      <text:p text:style-name="P16">spread mode 1) local 2) from position in the object 3) from position throw all objects</text:p>
      <text:p text:style-name="P16"/>
      <text:p text:style-name="P16"/>
      <text:p text:style-name="P17">first call initialize object </text:p>
      <text:p text:style-name="P17">get from it’s data, call <text:span text:style-name="T13">it’s </text:span>scripts, </text:p>
      <text:p text:style-name="P17"/>
      <text:p text:style-name="P17"/>
      <text:p text:style-name="P18">Arguments</text:p>
      <text:p text:style-name="P18"/>
      <text:p text:style-name="P18">__DrawRect <text:span text:style-name="T14">[</text:span>“h”:int; “w”:int<text:span text:style-name="T14">]</text:span></text:p>
      <text:p text:style-name="P18">__ObjectsOrder – list of strings or list of indexes</text:p>
      <text:p text:style-name="P18"/>
      <text:p text:style-name="P19">data format </text:p>
      <text:p text:style-name="P19">initial script </text:p>
      <text:p text:style-name="P19">[ “object name” <text:span text:style-name="T20">or int index </text:span><text:span text:style-name="T21">or [ “__start” | “__end” ]</text:span>: </text:p>
      <text:p text:style-name="P19"><text:tab/>[</text:p>
      <text:p text:style-name="P20"><text:span text:style-name="T15"><text:tab/><text:tab/>int index or </text:span><text:span text:style-name="T17">[</text:span><text:span text:style-name="T15">“__</text:span><text:span text:style-name="T18">start</text:span><text:span text:style-name="T15">” </text:span><text:span text:style-name="T17">|</text:span><text:span text:style-name="T15"> “__</text:span><text:span text:style-name="T18">end</text:span><text:span text:style-name="T15">” </text:span><text:span text:style-name="T17">] </text:span><text:span text:style-name="T15">: </text:span></text:p>
      <text:p text:style-name="P19"><text:tab/><text:tab/>[</text:p>
      <text:p text:style-name="P19"><text:tab/><text:tab/><text:tab/>“argument name” : </text:p>
      <text:p text:style-name="P19"><text:tab/><text:tab/><text:tab/><text:tab/>[</text:p>
      <text:p text:style-name="P19"><text:tab/><text:tab/><text:tab/><text:tab/><text:tab/>values (int list, float list, strings list, or dictionary)</text:p>
      <text:p text:style-name="P19"><text:tab/><text:tab/><text:tab/><text:tab/><text:tab/>(int indexes or “string” indexes – <text:span text:style-name="T22">for keywords or for keys</text:span>)</text:p>
      <text:p text:style-name="P20"><text:span text:style-name="T15"><text:tab/><text:tab/><text:tab/><text:tab/><text:tab/>“__spread” : [ “__</text:span><text:span text:style-name="T25">inside</text:span><text:span text:style-name="T19">Position</text:span><text:span text:style-name="T15">” | fromPositionIn</text:span><text:span text:style-name="T24">side</text:span><text:span text:style-name="T15">Object” | “__fromPosition” </text:span><text:span text:style-name="T16">]</text:span></text:p>
      <text:p text:style-name="P19"><text:tab/><text:tab/><text:tab/><text:tab/>]</text:p>
      <text:p text:style-name="P19"><text:tab/><text:tab/>]</text:p>
      <text:p text:style-name="P19"><text:tab/>]</text:p>
      <text:p text:style-name="P19">]</text:p>
      <text:p text:style-name="P18"/>
      <text:p text:style-name="P21">[“__start” : [ “__start” : “__DrawRect” : [“w”: int , “h” : int, “__<text:span text:style-name="T23">spread</text:span>” : “__<text:span text:style-name="T23">fromPosition</text:span>”]]]</text:p>
      <text:p text:style-name="P21"/>
      <text:p text:style-name="P21"/>
      <text:p text:style-name="P21"/>
      <text:p text:style-name="P17"/>
      <text:p text:style-name="P17"/>
      <text:p text:style-name="P17"/>
      <text:p text:style-name="P16"/>
      <text:p text:style-name="P16"/>
      <text:p text:style-name="P14"/>
      <text:p text:style-name="P14"/>
      <text:p text:style-name="P14"/>
      <text:p text:style-name="P11"/>
      <text:p text:style-name="P11"/>
      <text:p text:style-name="P10"/>
      <text:p text:style-name="P10"/>
      <text:p text:style-name="P7"/>
      <text:p text:style-name="P7"><text:soft-page-break/>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15:50:53.671438135</meta:creation-date>
    <meta:generator>LibreOffice/6.4.6.2$Linux_X86_64 LibreOffice_project/40$Build-2</meta:generator>
    <dc:date>2021-02-22T12:37:06.470782150</dc:date>
    <meta:editing-duration>PT1H23M32S</meta:editing-duration>
    <meta:editing-cycles>42</meta:editing-cycles>
    <meta:document-statistic meta:table-count="0" meta:image-count="0" meta:object-count="0" meta:page-count="3" meta:paragraph-count="52" meta:word-count="338" meta:character-count="2118" meta:non-whitespace-character-count="1771"/>
  </office:meta>
</office:document-meta>
</file>